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UWDOLM+Minion-Regular" svg:font-family="UWDOLM+Minion-Regular" style:font-family-generic="roman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198cm" style:rel-column-width="4616*"/>
    </style:style>
    <style:style style:name="Tabela1.B" style:family="table-column">
      <style:table-column-properties style:column-width="6.396cm" style:rel-column-width="24655*"/>
    </style:style>
    <style:style style:name="Tabela1.C" style:family="table-column">
      <style:table-column-properties style:column-width="9.407cm" style:rel-column-width="3626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4d6b" officeooo:paragraph-rsid="00184d6b"/>
    </style:style>
    <style:style style:name="P2" style:family="paragraph" style:parent-style-name="Standard">
      <style:text-properties officeooo:paragraph-rsid="000b2820"/>
    </style:style>
    <style:style style:name="P3" style:family="paragraph" style:parent-style-name="Standard">
      <style:text-properties officeooo:paragraph-rsid="000d3a36"/>
    </style:style>
    <style:style style:name="P4" style:family="paragraph" style:parent-style-name="Standard">
      <style:paragraph-properties fo:text-align="justify" style:justify-single-word="false" style:text-autospace="none"/>
      <style:text-properties style:use-window-font-color="true" loext:opacity="0%" style:font-name="Courier New" fo:font-size="12pt" fo:font-weight="bold" officeooo:rsid="00220e0a" officeooo:paragraph-rsid="0052b93c" style:font-name-asian="UWDOLM+Minion-Regular" style:font-size-asian="12pt" style:font-weight-asian="bold" style:font-name-complex="UWDOLM+Minion-Regular" style:font-size-complex="12pt" style:font-weight-complex="bold"/>
    </style:style>
    <style:style style:name="P5" style:family="paragraph" style:parent-style-name="Standard">
      <style:text-properties fo:font-weight="bold" officeooo:rsid="0057d789" officeooo:paragraph-rsid="0057d789" style:font-weight-asian="bold" style:font-weight-complex="bold"/>
    </style:style>
    <style:style style:name="P6" style:family="paragraph" style:parent-style-name="Standard">
      <style:text-properties fo:font-weight="bold" officeooo:paragraph-rsid="000d3a36" style:font-weight-asian="bold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Courier New" fo:font-size="12pt" officeooo:paragraph-rsid="0052b93c" style:font-size-asian="12pt" style:font-size-complex="12pt"/>
    </style:style>
    <style:style style:name="P8" style:family="paragraph" style:parent-style-name="Standard">
      <style:text-properties officeooo:paragraph-rsid="005fe14d"/>
    </style:style>
    <style:style style:name="P9" style:family="paragraph" style:parent-style-name="Table_20_Contents">
      <style:text-properties officeooo:rsid="000b2820" officeooo:paragraph-rsid="000b2820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2820" officeooo:paragraph-rsid="000b2820" style:font-weight-asian="bold" style:font-weight-complex="bold"/>
    </style:style>
    <style:style style:name="P11" style:family="paragraph" style:parent-style-name="Table_20_Contents">
      <style:text-properties fo:font-weight="bold" officeooo:rsid="000b2820" officeooo:paragraph-rsid="000b2820" style:font-weight-asian="bold" style:font-weight-complex="bold"/>
    </style:style>
    <style:style style:name="T1" style:family="text">
      <style:text-properties fo:color="#000000" loext:opacity="100%" style:font-name="Times New Roman" fo:font-size="12pt" fo:language="pt" fo:country="BR" fo:font-weight="normal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2" style:family="text">
      <style:text-properties fo:color="#000000" loext:opacity="100%" style:font-name="Times New Roman" fo:font-size="12pt" fo:language="pt" fo:country="BR" fo:font-weight="normal" officeooo:rsid="000b2820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3" style:family="text">
      <style:text-properties fo:color="#000000" loext:opacity="100%" style:font-name="Times New Roman" fo:font-size="12pt" fo:language="pt" fo:country="BR" fo:font-weight="normal" officeooo:rsid="005ea9b5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fo:color="#000000" loext:opacity="100%" style:font-name="Times New Roman" fo:font-size="12pt" fo:language="pt" fo:country="BR" fo:font-weight="normal" officeooo:rsid="0061ae77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5" style:family="text">
      <style:text-properties fo:color="#000000" loext:opacity="100%" style:font-name="Times New Roman" fo:font-size="12pt" fo:language="pt" fo:country="BR" fo:font-weight="normal" officeooo:rsid="00630408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6" style:family="text">
      <style:text-properties fo:color="#000000" loext:opacity="100%" style:font-name="Times New Roman" fo:font-size="12pt" fo:language="pt" fo:country="BR" fo:font-weight="normal" officeooo:rsid="0065263e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7" style:family="text">
      <style:text-properties fo:color="#000000" loext:opacity="100%" style:font-name="Times New Roman" fo:font-size="12pt" fo:language="pt" fo:country="BR" fo:font-weight="normal" officeooo:rsid="0066482b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8" style:family="text">
      <style:text-properties fo:color="#000000" loext:opacity="100%" style:font-name="Times New Roman" fo:font-size="12pt" fo:language="pt" fo:country="BR" fo:font-weight="normal" officeooo:rsid="0067483c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9" style:family="text">
      <style:text-properties fo:color="#000000" loext:opacity="100%" style:font-name="Times New Roman" fo:font-size="12pt" fo:language="pt" fo:country="BR" fo:font-weight="bold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0" style:family="text">
      <style:text-properties fo:color="#000000" loext:opacity="100%" style:font-name="Times New Roman" fo:font-size="12pt" fo:language="pt" fo:country="BR" fo:font-weight="bold" officeooo:rsid="000d3a36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1" style:family="text">
      <style:text-properties fo:color="#000000" loext:opacity="100%" style:font-name="Times New Roman" fo:font-size="12pt" fo:language="pt" fo:country="BR" fo:font-weight="bold" officeooo:rsid="00556631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fo:color="#000000" loext:opacity="100%" style:font-name="Times New Roman" fo:font-size="12pt" fo:language="pt" fo:country="BR" fo:font-weight="bold" officeooo:rsid="005fe14d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style:font-name="Courier New" fo:font-size="12pt" fo:language="pt" fo:country="BR" fo:font-weight="bold" officeooo:rsid="00220e0a" style:font-name-asian="UWDOLM+Minion-Regular" style:font-size-asian="12pt" style:font-weight-asian="bold" style:font-name-complex="UWDOLM+Minion-Regular" style:font-size-complex="12pt" style:language-complex="ar" style:country-complex="SA" style:font-weight-complex="bold"/>
    </style:style>
    <style:style style:name="T14" style:family="text">
      <style:text-properties style:use-window-font-color="true" loext:opacity="0%" fo:font-weight="bold" officeooo:rsid="0035d081" style:font-name-asian="UWDOLM+Minion-Regular" style:font-weight-asian="bold" style:font-name-complex="UWDOLM+Minion-Regular" style:font-weight-complex="bold"/>
    </style:style>
    <style:style style:name="T15" style:family="text">
      <style:text-properties style:use-window-font-color="true" loext:opacity="0%" fo:font-weight="bold" officeooo:rsid="00220e0a" style:font-name-asian="UWDOLM+Minion-Regular" style:font-weight-asian="bold" style:font-name-complex="UWDOLM+Minion-Regular" style:font-weight-complex="bold"/>
    </style:style>
    <style:style style:name="T16" style:family="text">
      <style:text-properties fo:font-variant="normal" fo:text-transform="none" style:use-window-font-color="true" loext:opacity="0%" fo:letter-spacing="normal" fo:font-style="normal" fo:font-weight="bold" officeooo:rsid="00220e0a" style:font-name-asian="UWDOLM+Minion-Regular" style:font-weight-asian="bold" style:font-name-complex="UWDOLM+Minion-Regular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Livro</text:span><text:span text:style-name="T15"> </text:span><text:span text:style-name="T16">Organização e projeto de computadores: a interface hardware/software. 4 Edição.</text:span></text:p>
      <text:p text:style-name="P4"><text:span text:style-name="Strong_20_Emphasis"><text:span text:style-name="T13"/></text:span></text:p>
      <text:p text:style-name="Standard"><text:span text:style-name="Strong_20_Emphasis"><text:span text:style-name="T9"/></text:span></text:p>
      <text:p text:style-name="Standard"><text:span text:style-name="Strong_20_Emphasis"><text:span text:style-name="T1">PATTERSON, David A.; HENNESSY, John L. Organização e Projeto de Computadores: A Interface Hardware/Software. 4 ed. Rio de Janeiro: Elsevier, 2014.</text:span></text:span></text:p>
      <text:p text:style-name="Standard"/>
      <text:p text:style-name="P5">Capítulo 4: O Processador</text:p>
      <text:p text:style-name="P2"><text:span text:style-name="Strong_20_Emphasis"><text:span text:style-name="T2"/></text:span></text:p>
      <text:p text:style-name="P2"><text:span text:style-name="Strong_20_Emphasis"><text:span text:style-name="T2">Exercício 4.1 </text:span></text:span></text:p>
      <text:p text:style-name="P2"><text:span text:style-name="Strong_20_Emphasis"><text:span text:style-name="T2">Diferentes instruções utilizam diferentes blocos de hardware na implementação básica de ciclo único. Os </text:span></text:span><text:span text:style-name="Strong_20_Emphasis"><text:span text:style-name="T3">dois</text:span></text:span><text:span text:style-name="Strong_20_Emphasis"><text:span text:style-name="T2"> problemas seguintes neste exercício referem-se à seguinte instrução:</text:span></text:span></text:p>
      <text:p text:style-name="P2"><text:span text:style-name="Strong_20_Emphasis"><text:span text:style-name="T2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26683252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0">Instrução</text:p>
          </table:table-cell>
          <table:table-cell table:style-name="Tabela1.C1" office:value-type="string">
            <text:p text:style-name="P10">Interpretação</text:p>
          </table:table-cell>
        </table:table-row>
        <table:table-row table:style-name="TableLine266832240">
          <table:table-cell table:style-name="Tabela1.A2" office:value-type="string">
            <text:p text:style-name="P11">a.</text:p>
          </table:table-cell>
          <table:table-cell table:style-name="Tabela1.A2" office:value-type="string">
            <text:p text:style-name="P9">AND Rd,Rs,Rt</text:p>
          </table:table-cell>
          <table:table-cell table:style-name="Tabela1.C2" office:value-type="string">
            <text:p text:style-name="P9">Reg[Rd]=Reg[Rs] AND Reg[Rt]</text:p>
          </table:table-cell>
        </table:table-row>
        <table:table-row table:style-name="TableLine266833824">
          <table:table-cell table:style-name="Tabela1.A2" office:value-type="string">
            <text:p text:style-name="P11">b.</text:p>
          </table:table-cell>
          <table:table-cell table:style-name="Tabela1.A2" office:value-type="string">
            <text:p text:style-name="P9">SW Rt,Offs(Rs)</text:p>
          </table:table-cell>
          <table:table-cell table:style-name="Tabela1.C2" office:value-type="string">
            <text:p text:style-name="P9">Mem[Reg[Rs]+Offs]=Reg(Rt)</text:p>
          </table:table-cell>
        </table:table-row>
      </table:table>
      <text:p text:style-name="P2"><text:span text:style-name="Strong_20_Emphasis"><text:span text:style-name="T2"/></text:span></text:p>
      <text:p text:style-name="P3"><text:span text:style-name="Strong_20_Emphasis"><text:span text:style-name="T10">4.1.2 </text:span></text:span><text:span text:style-name="Strong_20_Emphasis"><text:span text:style-name="T11">[5] </text:span></text:span><text:span text:style-name="Strong_20_Emphasis"><text:span text:style-name="T10">&lt;4.1&gt; Quais recursos (blocos) realizam uma função útil para essa instrução?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>a) </text:span></text:span><text:span text:style-name="Strong_20_Emphasis"><text:span text:style-name="T6">Banco</text:span></text:span><text:span text:style-name="Strong_20_Emphasis"><text:span text:style-name="T4"> de registradores, bloco da </text:span></text:span><text:span text:style-name="Strong_20_Emphasis"><text:span text:style-name="T5">ALU (ULA) </text:span></text:span><text:span text:style-name="Strong_20_Emphasis"><text:span text:style-name="T8">e bloco de PC</text:span></text:span><text:span text:style-name="Strong_20_Emphasis"><text:span text:style-name="T5">.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>b) </text:span></text:span><text:span text:style-name="Strong_20_Emphasis"><text:span text:style-name="T7">Banco de registradores, extensor de sinal, ALU (ULA) </text:span></text:span><text:span text:style-name="Strong_20_Emphasis"><text:span text:style-name="T8">e bloco de PC</text:span></text:span><text:span text:style-name="Strong_20_Emphasis"><text:span text:style-name="T7">.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4.1.3 [10] &lt;4.1&gt; Quais recursos (blocos) produzem saídas, mas suas saídas não são usadas</text:span></text:span></text:p>
      <text:p text:style-name="P3"><text:span text:style-name="Strong_20_Emphasis"><text:span text:style-name="T10">para essa instrução? Quais recursos não produzem saídas para ela?</text:span></text:span></text:p>
      <text:p text:style-name="P3"><text:span text:style-name="Strong_20_Emphasis"><text:span text:style-name="T10"/></text:span></text:p>
      <text:p text:style-name="P8"><text:span text:style-name="Strong_20_Emphasis"><text:span text:style-name="T12">a)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>b)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4.1.4 <text:s/></text:span></text:span><text:span text:style-name="Strong_20_Emphasis"><text:span text:style-name="T11">[5]</text:span></text:span><text:span text:style-name="Strong_20_Emphasis"><text:span text:style-name="T10"> &lt;4.1&gt; Qual é o caminho crítico para uma instrução AND do MIPS?</text:span></text:span></text:p>
      <text:p text:style-name="P3"><text:span text:style-name="Strong_20_Emphasis"><text:span text:style-name="T10"/></text:span></text:p>
      <text:p text:style-name="P8"><text:span text:style-name="Strong_20_Emphasis"><text:span text:style-name="T12">a)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>b)</text:span></text:span></text:p>
      <text:p text:style-name="P6"/>
      <text:p text:style-name="P3"><text:span text:style-name="Strong_20_Emphasis"><text:span text:style-name="T10">4.1.5 <text:s/></text:span></text:span><text:span text:style-name="Strong_20_Emphasis"><text:span text:style-name="T11">[5] </text:span></text:span><text:span text:style-name="Strong_20_Emphasis"><text:span text:style-name="T10">&lt;4.1&gt; Qual é o caminho crítico para uma instrução LD (load) do MIPS?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>a)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>b)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4.1.6 <text:s/></text:span></text:span><text:span text:style-name="Strong_20_Emphasis"><text:span text:style-name="T11">[10] </text:span></text:span><text:span text:style-name="Strong_20_Emphasis"><text:span text:style-name="T10">&lt;4.1&gt; Qual é o caminho crítico para uma instrução BEQ do MIPS?</text:span></text:span></text:p>
      <text:p text:style-name="P3"><text:span text:style-name="Strong_20_Emphasis"><text:span text:style-name="T10"/></text:span></text:p>
      <text:p text:style-name="P8"><text:span text:style-name="Strong_20_Emphasis"><text:span text:style-name="T12">a)</text:span></text:span></text:p>
      <text:p text:style-name="P8"><text:span text:style-name="Strong_20_Emphasis"><text:span text:style-name="T12"/></text:span></text:p>
      <text:p text:style-name="P8"><text:span text:style-name="Strong_20_Emphasis"><text:span text:style-name="T12">b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UWDOLM+Minion-Regular" svg:font-family="UWDOLM+Minion-Regular" style:font-family-generic="roman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4d6b" officeooo:paragraph-rsid="00184d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o Cesar Gonçalves</meta:initial-creator>
    <meta:creation-date>2014-11-06T16:16:50</meta:creation-date>
    <dc:date>2021-03-24T22:47:17.372000000</dc:date>
    <meta:editing-duration>PT23H42M16S</meta:editing-duration>
    <meta:editing-cycles>86</meta:editing-cycles>
    <meta:generator>LibreOffice/7.1.0.3$Windows_x86 LibreOffice_project/f6099ecf3d29644b5008cc8f48f42f4a40986e4c</meta:generator>
    <meta:document-statistic meta:table-count="1" meta:image-count="0" meta:object-count="0" meta:page-count="1" meta:paragraph-count="29" meta:word-count="186" meta:character-count="1161" meta:non-whitespace-character-count="1000"/>
  </office:meta>
</office:document-meta>
</file>